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acd98" officeooo:paragraph-rsid="001ac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import cv2</text:p>
      <text:p text:style-name="P1">from picamera.array import PiRGBArray</text:p>
      <text:p text:style-name="P1">from picamera import PiCamera</text:p>
      <text:p text:style-name="P1">import numpy as np </text:p>
      <text:p text:style-name="P1">import os</text:p>
      <text:p text:style-name="P1">import sys</text:p>
      <text:p text:style-name="P1"/>
      <text:p text:style-name="P1">camera = PiCamera()</text:p>
      <text:p text:style-name="P1">camera.resolution = (640, 480)</text:p>
      <text:p text:style-name="P1">camera.framerate = 30</text:p>
      <text:p text:style-name="P1">rawCapture = PiRGBArray(camera, size=(640, 480))</text:p>
      <text:p text:style-name="P1"/>
      <text:p text:style-name="P1">faceCascade = cv2.CascadeClassifier("/home/pi/image processing/haarcascade_frontalface_default.xml")</text:p>
      <text:p text:style-name="P1"/>
      <text:p text:style-name="P1">name = input("What's his/her Name? ")</text:p>
      <text:p text:style-name="P1">dirName = "./images/" + name</text:p>
      <text:p text:style-name="P1">print(dirName)</text:p>
      <text:p text:style-name="P1">if not os.path.exists(dirName):</text:p>
      <text:p text:style-name="P1"><text:tab/>os.makedirs(dirName)</text:p>
      <text:p text:style-name="P1"><text:tab/>print("Directory Created")</text:p>
      <text:p text:style-name="P1">else:</text:p>
      <text:p text:style-name="P1"><text:tab/>print("Name already exists")</text:p>
      <text:p text:style-name="P1"><text:tab/>sys.exit()</text:p>
      <text:p text:style-name="P1"/>
      <text:p text:style-name="P1">count = 1</text:p>
      <text:p text:style-name="P1">for frame in camera.capture_continuous(rawCapture, format="bgr", use_video_port=True):</text:p>
      <text:p text:style-name="P1"><text:tab/>if count &gt; 30:</text:p>
      <text:p text:style-name="P1"><text:tab/><text:tab/>break</text:p>
      <text:p text:style-name="P1"><text:tab/>frame = frame.array</text:p>
      <text:p text:style-name="P1"><text:tab/>gray = cv2.cvtColor(frame, cv2.COLOR_BGR2GRAY)</text:p>
      <text:p text:style-name="P1"><text:tab/>faces = faceCascade.detectMultiScale(gray, scaleFactor = 1.5, minNeighbors = 5)</text:p>
      <text:p text:style-name="P1"><text:tab/>for (x, y, w, h) in faces:</text:p>
      <text:p text:style-name="P1"><text:tab/><text:tab/>roiGray = gray[y:y+h, x:x+w]</text:p>
      <text:p text:style-name="P1"><text:tab/><text:tab/>fileName = dirName + "/" + name + str(count) + ".jpg"</text:p>
      <text:p text:style-name="P1"><text:tab/><text:tab/>cv2.imwrite(fileName, roiGray)</text:p>
      <text:p text:style-name="P1"><text:tab/><text:tab/>cv2.imshow("face", roiGray)</text:p>
      <text:p text:style-name="P1"><text:tab/><text:tab/>cv2.rectangle(frame, (x, y), (x+w, y+h), (0, 255, 0), 2)</text:p>
      <text:p text:style-name="P1"><text:tab/><text:tab/>count += 1</text:p>
      <text:p text:style-name="P1"/>
      <text:p text:style-name="P1"><text:tab/>cv2.imshow('frame', frame)</text:p>
      <text:p text:style-name="P1"><text:tab/>key = cv2.waitKey(1)</text:p>
      <text:p text:style-name="P1"><text:tab/>rawCapture.truncate(0)</text:p>
      <text:p text:style-name="P1"/>
      <text:p text:style-name="P1"><text:tab/>if key == 27:</text:p>
      <text:p text:style-name="P1"><text:tab/><text:tab/>break</text:p>
      <text:p text:style-name="P1"/>
      <text:p text:style-name="P1">cv2.destroyAllWindow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01:17:04.945091560</dc:date>
    <meta:editing-duration>PT18S</meta:editing-duration>
    <meta:editing-cycles>1</meta:editing-cycles>
    <meta:document-statistic meta:table-count="0" meta:image-count="0" meta:object-count="0" meta:page-count="1" meta:paragraph-count="40" meta:word-count="140" meta:character-count="1158" meta:non-whitespace-character-count="1028"/>
    <meta:generator>LibreOffice/5.2.7.2$Linux_ARM_EABI LibreOffice_project/20m0$Build-2</meta:generator>
  </office:meta>
</office:document-meta>
</file>